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24pt" officeooo:rsid="0014bf46" style:font-size-asian="21pt" style:font-size-complex="24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>Roll no : 80087</text:p>
      <text:p text:style-name="P9">Name : Onkar Bhosale</text:p>
      <text:p text:style-name="P9">Batch : KD 4<text:tab/>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3T21:50:50.742352644</dc:date>
    <meta:editing-duration>PT4H33M46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1" meta:word-count="179" meta:character-count="944" meta:non-whitespace-character-count="788"/>
  </office:meta>
</office:document-meta>
</file>